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2" svg:font-family="Tahoma" style:font-family-generic="swiss"/>
    <style:font-face style:name="IRRoya" svg:font-family="IRRoya" style:font-pitch="variable"/>
    <style:font-face style:name="IRTabassom" svg:font-family="IRTabassom" style:font-pitch="variable"/>
    <style:font-face style:name="IRZar" svg:font-family="IRZar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4pt" officeooo:rsid="0012d7cb" officeooo:paragraph-rsid="0012d7cb" style:font-size-asian="14pt" style:font-name-complex="IRZar" style:font-size-complex="14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officeooo:rsid="0011a67f" officeooo:paragraph-rsid="0011a67f" style:font-size-asian="14pt" style:font-name-complex="IRZar" style:font-size-complex="14pt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14pt" officeooo:rsid="0011a67f" officeooo:paragraph-rsid="0011a67f" style:font-size-asian="14pt" style:font-name-complex="IRZar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officeooo:rsid="0014f464" officeooo:paragraph-rsid="0014f464" style:font-size-asian="14pt" style:font-name-complex="IRZar" style:font-size-complex="14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4pt" officeooo:rsid="0016ed9a" officeooo:paragraph-rsid="0016ed9a" style:font-size-asian="14pt" style:font-name-complex="IRZar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officeooo:rsid="001747ff" officeooo:paragraph-rsid="001747ff" style:font-size-asian="14pt" style:font-name-complex="IRZar" style:font-size-complex="14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4pt" officeooo:rsid="00192f75" officeooo:paragraph-rsid="00192f75" style:font-size-asian="14pt" style:font-name-complex="IRZar" style:font-size-complex="14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4pt" officeooo:rsid="001d027c" officeooo:paragraph-rsid="001d027c" style:font-size-asian="14pt" style:font-name-complex="IRZar" style:font-size-complex="14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4pt" officeooo:rsid="001e05be" officeooo:paragraph-rsid="001e05be" style:font-size-asian="14pt" style:font-name-complex="IRZar" style:font-size-complex="14pt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 style:writing-mode="rl-tb"/>
      <style:text-properties fo:font-size="14pt" officeooo:rsid="0014f464" officeooo:paragraph-rsid="0014f464" style:font-size-asian="14pt" style:font-name-complex="IRZar" style:font-size-complex="14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4pt" officeooo:rsid="0020b6f7" officeooo:paragraph-rsid="0020b6f7" style:font-size-asian="14pt" style:font-name-complex="IRZar" style:font-size-complex="14pt"/>
    </style:style>
    <style:style style:name="P13" style:family="paragraph" style:parent-style-name="Standard">
      <style:paragraph-properties fo:text-align="end" style:justify-single-word="false" style:writing-mode="rl-tb"/>
      <style:text-properties fo:font-size="14pt" officeooo:rsid="0020b6f7" officeooo:paragraph-rsid="002445d2" style:font-size-asian="14pt" style:font-name-complex="IRZar" style:font-size-complex="14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4pt" officeooo:rsid="0021a523" officeooo:paragraph-rsid="0021a523" style:font-size-asian="14pt" style:font-name-complex="IRZar" style:font-size-complex="14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4pt" officeooo:rsid="001d027c" officeooo:paragraph-rsid="001d027c" style:font-size-asian="14pt" style:font-name-complex="IRZar" style:font-size-complex="14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14pt" officeooo:rsid="0027f9cf" officeooo:paragraph-rsid="0027f9cf" style:font-size-asian="14pt" style:font-name-complex="IRZar" style:font-size-complex="14pt"/>
    </style:style>
    <style:style style:name="P17" style:family="paragraph" style:parent-style-name="Standard">
      <style:paragraph-properties fo:text-align="end" style:justify-single-word="false" style:writing-mode="rl-tb"/>
      <style:text-properties fo:font-size="14pt" officeooo:rsid="0029e1ea" officeooo:paragraph-rsid="0029e1ea" style:font-size-asian="14pt" style:font-name-complex="IRZar" style:font-size-complex="14pt"/>
    </style:style>
    <style:style style:name="P18" style:family="paragraph" style:parent-style-name="Standard">
      <style:paragraph-properties fo:text-align="center" style:justify-single-word="false" style:writing-mode="rl-tb"/>
      <style:text-properties fo:font-size="14pt" fo:font-weight="bold" officeooo:rsid="0029e1ea" officeooo:paragraph-rsid="0029e1ea" style:font-size-asian="14pt" style:font-weight-asian="bold" style:font-name-complex="IRZar" style:font-size-complex="14pt" style:font-weight-complex="bold"/>
    </style:style>
    <style:style style:name="P19" style:family="paragraph" style:parent-style-name="Standard">
      <style:paragraph-properties fo:text-align="end" style:justify-single-word="false" style:writing-mode="rl-tb"/>
      <style:text-properties fo:font-size="14pt" fo:font-weight="normal" officeooo:rsid="0029e1ea" officeooo:paragraph-rsid="0029e1ea" style:font-size-asian="14pt" style:font-weight-asian="normal" style:font-name-complex="IRZar" style:font-size-complex="14pt" style:font-weight-complex="normal"/>
    </style:style>
    <style:style style:name="P2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IRTabassom" style:font-size-complex="18pt" style:language-complex="fa" style:country-complex="IR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-complex="IRRoya"/>
    </style:style>
    <style:style style:name="T1" style:family="text">
      <style:text-properties officeooo:rsid="0016ed9a"/>
    </style:style>
    <style:style style:name="T2" style:family="text">
      <style:text-properties officeooo:rsid="001747ff"/>
    </style:style>
    <style:style style:name="T3" style:family="text">
      <style:text-properties officeooo:rsid="0021a523"/>
    </style:style>
    <style:style style:name="T4" style:family="text">
      <style:text-properties officeooo:rsid="00261772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IRTabassom" style:font-size-complex="18pt" style:language-complex="fa" style:country-complex="IR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style:font-name-complex="IRRoy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gr1" style:family="graphic">
      <style:graphic-properties draw:stroke="none" svg:stroke-color="#000000" draw:fill="none" draw:fill-color="#ffffff" draw:textarea-vertical-align="middle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2091in" fo:min-width="1.9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باسمه تعالی</text:p>
      <text:p text:style-name="P2">پیرامون جشنواره خوارزمی</text:p>
      <text:p text:style-name="P1">۱ – نوشتن یک تفاهم‌نامه کلی</text:p>
      <text:p text:style-name="P1">۲ – نوشتن ریز کارهایی که باید انجام شود.</text:p>
      <text:p text:style-name="P1">۳ – بررسی کل فرآیند در لیمو</text:p>
      <text:p text:style-name="P1">۴ – روال کلی کار</text:p>
      <text:p text:style-name="P1">شامل است بر <text:s/></text:p>
      <text:p text:style-name="P4">تماس با باشگاه نانو – تماس با باشگاه <text:span text:style-name="T1">سلول‌های بنیادی</text:span></text:p>
      <text:p text:style-name="P5">میز خوارزمی در باشگاه نانو و یا باشگاه‌های دیگر</text:p>
      <text:p text:style-name="P5">ثبت نام معلمین</text:p>
      <text:p text:style-name="P5">نوشتن گزارش جلسه چهارشنبه ۸ دی ماه</text:p>
      <text:p text:style-name="P5">سه سخنرانی اختصاصی خواهیم داشت.</text:p>
      <text:p text:style-name="P5">سخنرانی اول: ایده‌پردازی</text:p>
      <text:p text:style-name="P5">سخنرانی دوم: نقد ایده</text:p>
      <text:p text:style-name="P5">سخنرانی سوم: آماده‌سازی مطالب</text:p>
      <text:p text:style-name="P5">ثبت نام داوطلبان</text:p>
      <text:p text:style-name="P5">آماده‌سازی قرارداد داوطلبان . <text:span text:style-name="T2">قرارداد تفاهم – فرم همکاری – ضوابط و شرایط داوطلبان – ارائه certificate</text:span></text:p>
      <text:p text:style-name="P6">پیگیری برنامه بهمن ماه</text:p>
      <text:p text:style-name="P6">لیست سرگروه‌های خوارزمی</text:p>
      <text:p text:style-name="P6">تماس با محسن در مورد website</text:p>
      <text:p text:style-name="P6">آیا باشگاه‌های دیگری هم وجود دارند؟</text:p>
      <text:p text:style-name="P7">نوشتن برنامه اجرایی – شبیه گانت چارت</text:p>
      <text:p text:style-name="P7"/>
      <text:p text:style-name="P8">کارهایی که باشگاه باید انجام دهد:</text:p>
      <text:p text:style-name="P8">۱ – برگزاری جلسه با لیمو برای نهایی کردن خواسته‌ها. ( دو جلسه)</text:p>
      <text:p text:style-name="P8">۲ -پیگیری تلفنی از لیمو. ( ۱۰ تماس)</text:p>
      <text:p text:style-name="P8">۳ – برگزاری جلسه با کمیته نانو</text:p>
      <text:p text:style-name="P8">۴ – جلسه هماهنگی با سیدمحسن حسینی</text:p>
      <text:p text:style-name="P16"><text:soft-page-break/>۵ – طراحی فرم‌های گوگل</text:p>
      <text:p text:style-name="P9">ferdowsi.sampad.gov.ir <text:s/>reg kharazmi news laser </text:p>
      <text:p text:style-name="P7"/>
      <text:p text:style-name="P5"/>
      <text:p text:style-name="P5"/>
      <text:p text:style-name="P4"><draw:frame draw:style-name="fr1" draw:name="Frame1" text:anchor-type="paragraph" svg:x="0.8673in" svg:y="0.0835in" svg:width="2.3118in" draw:z-index="1"><draw:text-box fo:min-height="1.511in"><text:p text:style-name="P10"><draw:custom-shape text:anchor-type="paragraph" draw:z-index="2" draw:name="Shape3" draw:style-name="gr2" svg:width="1.9449in" svg:height="1.2087in" svg:x="0.1425in" svg:y="0.1173in"><text:p/><draw:enhanced-geometry svg:viewBox="0 0 21600 21600" draw:text-areas="0 0 21600 21600" draw:type="pentagon-right" draw:modifiers="19163.156015708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text:anchor-type="paragraph" draw:z-index="3" draw:name="Shape1" draw:style-name="gr1" draw:text-style-name="P21" svg:width="1.3858in" svg:height="0.5106in" svg:x="0.4783in" svg:y="0.352in"><draw:text-box><text:p text:style-name="P20"><text:span text:style-name="T5">آغاز ثبت نام</text:span><text:span text:style-name="T5"> </text:span></text:p></draw:text-box></draw:frame></text:p></draw:text-box></draw:frame><draw:frame text:anchor-type="paragraph" draw:z-index="0" draw:name="Shape2_1" draw:style-name="gr3" draw:text-style-name="P23" svg:width="1.0941in" svg:height="0.563in" svg:x="2.1764in" svg:y="0.5937in"><draw:text-box><text:p text:style-name="P22"><text:span text:style-name="T6">یببی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۱ – برق و <text:span text:style-name="T3">الکترونیک</text:span></text:p>
      <text:p text:style-name="P14">۲ – ریاضی</text:p>
      <text:p text:style-name="P14">۳ – زبان و ادبیات فارسی</text:p>
      <text:p text:style-name="P14">۴ – سلول‌های بنیادی</text:p>
      <text:p text:style-name="P14">۵ – شیمی</text:p>
      <text:p text:style-name="P14">۶ – علوم شناختی</text:p>
      <text:p text:style-name="P14">۷ – علوم اجتماعی و <text:span text:style-name="T4">روان‌شناسی</text:span></text:p>
      <text:p text:style-name="P14">۸ – علوم زیستی و پزشکی</text:p>
      <text:p text:style-name="P14">۹ – عمران و معماری</text:p>
      <text:p text:style-name="P14">۱۰ – فناوری نانو</text:p>
      <text:p text:style-name="P14">۱۱ – فیزیک و نجوم</text:p>
      <text:p text:style-name="P14">۱۲ – کامپیوتر</text:p>
      <text:p text:style-name="P14">۱۳ – کشاورزی <text:s/>و منابع طبیعی</text:p>
      <text:p text:style-name="P14">۱۴ – مکاترونیک</text:p>
      <text:p text:style-name="P14">۱۵ – مکانیک</text:p>
      <text:p text:style-name="P14">۱۶ – هنر</text:p>
      <text:p text:style-name="P14">۱۷ – هوش مصنوعی</text:p>
      <text:p text:style-name="P17">امضا کنندگان</text:p>
      <text:p text:style-name="P18"><text:soft-page-break/>باشگاه خوارزمی</text:p>
      <text:p text:style-name="P19">با توجه به ضرورت تغییر رویکرد پژوهش در کشور از پژوهش فردی به سمت پژوهش گروهی. و ایجاد روحیه هم‌افزایی بین دانش‌آموزان پژوهشگر کشور پیشنهاد ایجاد باشگاه تحت عنوان باشگاه خوارزمی ارائه می‌گردد. 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2" svg:font-family="Tahoma" style:font-family-generic="swiss"/>
    <style:font-face style:name="IRRoya" svg:font-family="IRRoya" style:font-pitch="variable"/>
    <style:font-face style:name="IRTabassom" svg:font-family="IRTabassom" style:font-pitch="variable"/>
    <style:font-face style:name="IRZar" svg:font-family="IRZar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01T16:02:43.081000000</meta:creation-date>
    <dc:date>2022-01-08T18:03:57.761000000</dc:date>
    <meta:editing-duration>P4DT7H4M18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49" meta:word-count="257" meta:character-count="1419" meta:non-whitespace-character-count="1175"/>
  </office:meta>
</office:document-meta>
</file>